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5154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24"/>
    <style:style style:name="ce4" style:family="table-cell" style:parent-style-name="Default" style:data-style-name="N126"/>
    <style:style style:name="ce5" style:family="table-cell" style:parent-style-name="Default" style:data-style-name="N122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/>
      <table:table table:name="eVolver_pwm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totype board quantity:</text:p>
          </table:table-cell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duction board quantity: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Prototype</text:p>
          </table:table-cell>
          <table:table-cell table:number-columns-repeated="4"/>
          <table:table-cell office:value-type="string" calcext:value-type="string">
            <text:p>Produc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 quantity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 quantity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Total</text:p>
          </table:table-cell>
          <table:table-cell office:value-type="string" calcext:value-type="string">
            <text:p>Reel charge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10 C2 C5 C6 C7 C8 C9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6328-1-ND</text:p>
          </table:table-cell>
          <table:table-cell table:formula="of:=[.$B$1]*[.C4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2" office:value-type="currency" office:currency="USD" office:value="0.0066" calcext:value-type="currency">
            <text:p>$0.01</text:p>
          </table:table-cell>
          <table:table-cell table:style-name="ce2" table:formula="of:=[.I4]*[.J4]" office:value-type="currency" office:currency="USD" office:value="0.33" calcext:value-type="currency">
            <text:p>$0.33</text:p>
          </table:table-cell>
          <table:table-cell office:value-type="string" calcext:value-type="string">
            <text:p>490-6328-6-ND</text:p>
          </table:table-cell>
          <table:table-cell table:formula="of:=[.$B$2]*[.C4]"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table:style-name="ce4" office:value-type="currency" office:currency="USD" office:value="0.00386" calcext:value-type="currency">
            <text:p>$0.00386</text:p>
          </table:table-cell>
          <table:table-cell table:style-name="ce2" table:formula="of:=[.N4]*[.O4]" office:value-type="currency" office:currency="USD" office:value="1.93" calcext:value-type="currency">
            <text:p>$1.93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4]+[.Q4]" office:value-type="currency" office:currency="USD" office:value="8.93" calcext:value-type="currency">
            <text:p>$8.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mods:C_040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90-1320-1-ND</text:p>
          </table:table-cell>
          <table:table-cell table:formula="of:=[.$B$1]*[.C5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currency" office:currency="USD" office:value="0.021" calcext:value-type="currency">
            <text:p>$0.02</text:p>
          </table:table-cell>
          <table:table-cell table:style-name="ce2" table:formula="of:=[.I5]*[.J5]" office:value-type="currency" office:currency="USD" office:value="0.42" calcext:value-type="currency">
            <text:p>$0.42</text:p>
          </table:table-cell>
          <table:table-cell office:value-type="string" calcext:value-type="string">
            <text:p>490-1320-6-ND</text:p>
          </table:table-cell>
          <table:table-cell table:formula="of:=[.$B$2]*[.C5]"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0.0096" calcext:value-type="float">
            <text:p>0.0096</text:p>
          </table:table-cell>
          <table:table-cell table:style-name="ce2" table:formula="of:=[.N5]*[.O5]" office:value-type="currency" office:currency="USD" office:value="2.4" calcext:value-type="currency">
            <text:p>$2.40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5]+[.Q5]" office:value-type="currency" office:currency="USD" office:value="9.4" calcext:value-type="currency">
            <text:p>$9.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1 D10 D11 D12 D13 D14 D15 D16 D2 D3 D4 D5 D6 D7 D8 D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HCS506TA</text:p>
          </table:table-cell>
          <table:table-cell office:value-type="string" calcext:value-type="string">
            <text:p>mods:ZHCS506T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ZHCS506CT-ND</text:p>
          </table:table-cell>
          <table:table-cell table:formula="of:=[.$B$1]*[.C6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style-name="ce2" office:value-type="currency" office:currency="USD" office:value="0.3324" calcext:value-type="currency">
            <text:p>$0.33</text:p>
          </table:table-cell>
          <table:table-cell table:style-name="ce2" table:formula="of:=[.I6]*[.J6]" office:value-type="currency" office:currency="USD" office:value="33.24" calcext:value-type="currency">
            <text:p>$33.24</text:p>
          </table:table-cell>
          <table:table-cell office:value-type="string" calcext:value-type="string">
            <text:p>ZHCS506DKR-ND</text:p>
          </table:table-cell>
          <table:table-cell table:formula="of:=[.$B$2]*[.C6]"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table:style-name="ce2" office:value-type="currency" office:currency="USD" office:value="0.20125" calcext:value-type="currency">
            <text:p>$0.20</text:p>
          </table:table-cell>
          <table:table-cell table:style-name="ce2" table:formula="of:=[.N6]*[.O6]" office:value-type="currency" office:currency="USD" office:value="201.25" calcext:value-type="currency">
            <text:p>$201.25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6]+[.Q6]" office:value-type="currency" office:currency="USD" office:value="208.25" calcext:value-type="currency">
            <text:p>$208.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1 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25_1</text:p>
          </table:table-cell>
          <table:table-cell office:value-type="string" calcext:value-type="string">
            <text:p>mods:25_pin_10i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5-0600-20</text:p>
          </table:table-cell>
          <table:table-cell table:formula="of:=[.$B$1]*[.C7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currency" office:currency="USD" office:value="3.19" calcext:value-type="currency">
            <text:p>$3.19</text:p>
          </table:table-cell>
          <table:table-cell table:style-name="ce2" table:formula="of:=[.I7]*[.J7]" office:value-type="currency" office:currency="USD" office:value="63.8" calcext:value-type="currency">
            <text:p>$63.80</text:p>
          </table:table-cell>
          <table:table-cell office:value-type="string" calcext:value-type="string">
            <text:p>25-0600-20</text:p>
          </table:table-cell>
          <table:table-cell table:formula="of:=[.$B$2]*[.C7]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2" office:value-type="currency" office:currency="USD" office:value="2.55" calcext:value-type="currency">
            <text:p>$2.55</text:p>
          </table:table-cell>
          <table:table-cell table:style-name="ce2" table:formula="of:=[.N7]*[.O7]" office:value-type="currency" office:currency="USD" office:value="382.5" calcext:value-type="currency">
            <text:p>$382.50</text:p>
          </table:table-cell>
          <table:table-cell/>
          <table:table-cell table:style-name="ce2" table:formula="of:=[.P7]+[.Q7]" office:value-type="currency" office:currency="USD" office:value="382.5" calcext:value-type="currency">
            <text:p>$382.50</text:p>
          </table:table-cell>
          <table:table-cell/>
          <table:table-cell office:value-type="string" calcext:value-type="string">
            <text:p>ED10025-ND alternate ($$$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3 P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10-0600-20</text:p>
          </table:table-cell>
          <table:table-cell table:formula="of:=[.$B$1]*[.C8]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2" office:value-type="currency" office:currency="USD" office:value="1.56" calcext:value-type="currency">
            <text:p>$1.56</text:p>
          </table:table-cell>
          <table:table-cell table:style-name="ce2" table:formula="of:=[.I8]*[.J8]" office:value-type="currency" office:currency="USD" office:value="31.2" calcext:value-type="currency">
            <text:p>$31.20</text:p>
          </table:table-cell>
          <table:table-cell office:value-type="string" calcext:value-type="string">
            <text:p>10-0600-20</text:p>
          </table:table-cell>
          <table:table-cell table:formula="of:=[.$B$2]*[.C8]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style-name="ce2" office:value-type="currency" office:currency="USD" office:value="1.26" calcext:value-type="currency">
            <text:p>$1.26</text:p>
          </table:table-cell>
          <table:table-cell table:style-name="ce2" table:formula="of:=[.N8]*[.O8]" office:value-type="currency" office:currency="USD" office:value="189" calcext:value-type="currency">
            <text:p>$189.00</text:p>
          </table:table-cell>
          <table:table-cell/>
          <table:table-cell table:style-name="ce2" table:formula="of:=[.P8]+[.Q8]" office:value-type="currency" office:currency="USD" office:value="189" calcext:value-type="currency">
            <text:p>$189.00</text:p>
          </table:table-cell>
          <table:table-cell/>
          <table:table-cell office:value-type="string" calcext:value-type="string">
            <text:p>ED10010-ND alternate ($$$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1 Q10 Q11 Q12 Q13 Q14 Q15 Q16 Q2 Q3 Q4 Q5 Q6 Q7 Q8 Q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O3422</text:p>
          </table:table-cell>
          <table:table-cell office:value-type="string" calcext:value-type="string">
            <text:p>mods:AO342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85-1015-1-ND</text:p>
          </table:table-cell>
          <table:table-cell table:formula="of:=[.$B$1]*[.C9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USD" office:value="0.2538" calcext:value-type="currency">
            <text:p>$0.2538</text:p>
          </table:table-cell>
          <table:table-cell table:style-name="ce2" table:formula="of:=[.I9]*[.J9]" office:value-type="currency" office:currency="USD" office:value="25.38" calcext:value-type="currency">
            <text:p>$25.38</text:p>
          </table:table-cell>
          <table:table-cell office:value-type="string" calcext:value-type="string">
            <text:p>785-1015-6-ND</text:p>
          </table:table-cell>
          <table:table-cell table:formula="of:=[.$B$2]*[.C9]" office:value-type="float" office:value="960" calcext:value-type="float">
            <text:p>960</text:p>
          </table:table-cell>
          <table:table-cell office:value-type="float" office:value="1000" calcext:value-type="float">
            <text:p>1000</text:p>
          </table:table-cell>
          <table:table-cell table:style-name="ce4" office:value-type="currency" office:currency="USD" office:value="0.11536" calcext:value-type="currency">
            <text:p>$0.11536</text:p>
          </table:table-cell>
          <table:table-cell table:style-name="ce2" table:formula="of:=[.N9]*[.O9]" office:value-type="currency" office:currency="USD" office:value="115.36" calcext:value-type="currency">
            <text:p>$115.36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9]+[.Q9]" office:value-type="currency" office:currency="USD" office:value="122.36" calcext:value-type="currency">
            <text:p>$122.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 R10 R11 R12 R13 R14 R15 R16 R2 R3 R4 R5 R6 R7 R8 R9 R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040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10KJRCT-ND</text:p>
          </table:table-cell>
          <table:table-cell table:formula="of:=[.$B$1]*[.C10]"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style-name="ce4" office:value-type="currency" office:currency="USD" office:value="0.0047" calcext:value-type="currency">
            <text:p>$0.00470</text:p>
          </table:table-cell>
          <table:table-cell table:style-name="ce2" table:formula="of:=[.I10]*[.J10]" office:value-type="currency" office:currency="USD" office:value="0.564" calcext:value-type="currency">
            <text:p>$0.56</text:p>
          </table:table-cell>
          <table:table-cell office:value-type="string" calcext:value-type="string">
            <text:p>311-10KJRDKR-ND</text:p>
          </table:table-cell>
          <table:table-cell table:formula="of:=[.$B$2]*[.C10]"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table:style-name="ce4" office:value-type="currency" office:currency="USD" office:value="0.00213" calcext:value-type="currency">
            <text:p>$0.00213</text:p>
          </table:table-cell>
          <table:table-cell table:style-name="ce2" table:formula="of:=[.N10]*[.O10]" office:value-type="currency" office:currency="USD" office:value="2.343" calcext:value-type="currency">
            <text:p>$2.34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10]+[.Q10]" office:value-type="currency" office:currency="USD" office:value="9.343" calcext:value-type="currency">
            <text:p>$9.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ods:R_0402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2.20KLRCT-ND</text:p>
          </table:table-cell>
          <table:table-cell table:formula="of:=[.$B$1]*[.C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013" calcext:value-type="currency">
            <text:p>$0.013</text:p>
          </table:table-cell>
          <table:table-cell table:style-name="ce2" table:formula="of:=[.I11]*[.J11]" office:value-type="currency" office:currency="USD" office:value="0.13" calcext:value-type="currency">
            <text:p>$0.13</text:p>
          </table:table-cell>
          <table:table-cell office:value-type="string" calcext:value-type="string">
            <text:p>311-2.20KLRDKR-ND </text:p>
          </table:table-cell>
          <table:table-cell table:formula="of:=[.$B$2]*[.C11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2" office:value-type="currency" office:currency="USD" office:value="0.0054" calcext:value-type="currency">
            <text:p>$0.01</text:p>
          </table:table-cell>
          <table:table-cell table:style-name="ce2" table:formula="of:=[.N11]*[.O11]" office:value-type="currency" office:currency="USD" office:value="0.54" calcext:value-type="currency">
            <text:p>$0.54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11]+[.Q11]" office:value-type="currency" office:currency="USD" office:value="7.54" calcext:value-type="currency">
            <text:p>$7.5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1117LV33DCYR</text:p>
          </table:table-cell>
          <table:table-cell office:value-type="string" calcext:value-type="string">
            <text:p>mods:TLV1117LV33DCY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96-28778-1-ND</text:p>
          </table:table-cell>
          <table:table-cell table:formula="of:=[.$B$1]*[.C1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649" calcext:value-type="currency">
            <text:p>$0.649</text:p>
          </table:table-cell>
          <table:table-cell table:style-name="ce2" table:formula="of:=[.I12]*[.J12]" office:value-type="currency" office:currency="USD" office:value="6.49" calcext:value-type="currency">
            <text:p>$6.49</text:p>
          </table:table-cell>
          <table:table-cell office:value-type="string" calcext:value-type="string">
            <text:p>296-28778-6-ND</text:p>
          </table:table-cell>
          <table:table-cell table:formula="of:=[.$B$2]*[.C12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USD" office:value="0.4966" calcext:value-type="currency">
            <text:p>$0.4966</text:p>
          </table:table-cell>
          <table:table-cell table:style-name="ce2" table:formula="of:=[.N12]*[.O12]" office:value-type="currency" office:currency="USD" office:value="49.66" calcext:value-type="currency">
            <text:p>$49.66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12]+[.Q12]" office:value-type="currency" office:currency="USD" office:value="56.66" calcext:value-type="currency">
            <text:p>$56.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5940PWP</text:p>
          </table:table-cell>
          <table:table-cell office:value-type="string" calcext:value-type="string">
            <text:p>mods:TLC5940PWP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96-35975-1-ND</text:p>
          </table:table-cell>
          <table:table-cell table:formula="of:=[.$B$1]*[.C13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2.778" calcext:value-type="currency">
            <text:p>$2.778</text:p>
          </table:table-cell>
          <table:table-cell table:style-name="ce2" table:formula="of:=[.I13]*[.J13]" office:value-type="currency" office:currency="USD" office:value="27.78" calcext:value-type="currency">
            <text:p>$27.78</text:p>
          </table:table-cell>
          <table:table-cell office:value-type="string" calcext:value-type="string">
            <text:p>296-35975-6-ND</text:p>
          </table:table-cell>
          <table:table-cell table:formula="of:=[.$B$2]*[.C13]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3" office:value-type="currency" office:currency="USD" office:value="2.2793" calcext:value-type="currency">
            <text:p>$2.2793</text:p>
          </table:table-cell>
          <table:table-cell table:style-name="ce2" table:formula="of:=[.N13]*[.O13]" office:value-type="currency" office:currency="USD" office:value="227.93" calcext:value-type="currency">
            <text:p>$227.93</text:p>
          </table:table-cell>
          <table:table-cell table:style-name="ce2" office:value-type="currency" office:currency="USD" office:value="7" calcext:value-type="currency">
            <text:p>$7.00</text:p>
          </table:table-cell>
          <table:table-cell table:style-name="ce2" table:formula="of:=[.P13]+[.Q13]" office:value-type="currency" office:currency="USD" office:value="234.93" calcext:value-type="currency">
            <text:p>$234.9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cost: </text:p>
          </table:table-cell>
          <table:table-cell table:style-name="ce6" table:formula="of:=SUM([.K4:.K13])" office:value-type="currency" office:currency="USD" office:value="189.334" calcext:value-type="currency">
            <text:p>$189.33</text:p>
          </table:table-cell>
          <table:table-cell table:number-columns-repeated="3"/>
          <table:table-cell office:value-type="string" calcext:value-type="string">
            <text:p>Total cost</text:p>
          </table:table-cell>
          <table:table-cell table:style-name="ce2" table:formula="of:=SUM([.P4:.P13])" office:value-type="currency" office:currency="USD" office:value="1172.913" calcext:value-type="currency">
            <text:p>$1,172.91</text:p>
          </table:table-cell>
          <table:table-cell table:style-name="ce2" table:formula="of:=SUM([.Q4:.Q13])" office:value-type="currency" office:currency="USD" office:value="56" calcext:value-type="currency">
            <text:p>$56.00</text:p>
          </table:table-cell>
          <table:table-cell table:style-name="ce6" table:formula="of:=SUM([.R4:.R13])" office:value-type="currency" office:currency="USD" office:value="1228.913" calcext:value-type="currency">
            <text:p>$1,228.9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er board:</text:p>
          </table:table-cell>
          <table:table-cell table:style-name="ce2" table:formula="of:=[.K14]/[.B1]" office:value-type="currency" office:currency="USD" office:value="31.5556666666667" calcext:value-type="currency">
            <text:p>$31.56</text:p>
          </table:table-cell>
          <table:table-cell table:number-columns-repeated="5"/>
          <table:table-cell office:value-type="string" calcext:value-type="string">
            <text:p>Per board:</text:p>
          </table:table-cell>
          <table:table-cell table:style-name="ce2" table:formula="of:=[.R14]/[.B2]" office:value-type="currency" office:currency="USD" office:value="20.4818833333333" calcext:value-type="currency">
            <text:p>$20.48</text:p>
          </table:table-cell>
          <table:table-cell table:number-columns-repeated="2"/>
        </table:table-row>
        <table:table-row table:style-name="ro1" table:number-rows-repeated="104856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10:28:55.633413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2T10:36:47.403443556</dc:date>
    <meta:editing-duration>PT28M30S</meta:editing-duration>
    <meta:editing-cycles>7</meta:editing-cycles>
    <meta:generator>LibreOffice/4.2.8.2$Linux_X86_64 LibreOffice_project/420m0$Build-2</meta:generator>
    <dc:creator>Eric Hazen</dc:creator>
    <meta:document-statistic meta:table-count="1" meta:cell-count="215" meta:object-count="0"/>
  </office:meta>
</office:document-meta>
</file>